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7075in"/>
    </style:style>
    <style:style style:name="co8" style:family="table-column">
      <style:table-column-properties fo:break-before="auto" style:column-width="1.4398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3"/>
        <table:table-column table:style-name="co7" table:default-cell-style-name="ce1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2" table:number-columns-repeated="1013" table:default-cell-style-name="ce1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CLIENT_FRACTION</text:p>
          </table:table-cell>
          <table:table-cell office:value-type="string" calcext:value-type="string">
            <text:p>ALPHA_CLASS</text:p>
          </table:table-cell>
          <table:table-cell office:value-type="string" calcext:value-type="string">
            <text:p>ALPHA_CLIENT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ACC@100K_ITERS</text:p>
          </table:table-cell>
          <table:table-cell table:formula="of:=&quot;ACC_REL@100K_ITERS&quot;" office:value-type="string" office:string-value="ACC_REL@100K_ITERS" calcext:value-type="string">
            <text:p>ACC_REL@100K_ITERS</text:p>
          </table:table-cell>
          <table:table-cell table:style-name="ce1" office:value-type="string" calcext:value-type="string">
            <text:p>ACC@CONV_ITERS</text:p>
          </table:table-cell>
          <table:table-cell office:value-type="string" calcext:value-type="string">
            <text:p>CONV_ITERS</text:p>
          </table:table-cell>
          <table:table-cell office:value-type="string" calcext:value-type="string">
            <text:p>NORM_IMPRO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percentage" office:value="0.838" calcext:value-type="percentage">
            <text:p>83.8%</text:p>
          </table:table-cell>
          <table:table-cell table:style-name="ce4" office:value-type="string" calcext:value-type="string">
            <text:p>-</text:p>
          </table:table-cell>
          <table:table-cell office:value-type="percentage" office:value="0.851" calcext:value-type="percentage">
            <text:p>85.1%</text:p>
          </table:table-cell>
          <table:table-cell office:value-type="string" calcext:value-type="string">
            <text:p>172k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62" calcext:value-type="percentage">
            <text:p>76.2%</text:p>
          </table:table-cell>
          <table:table-cell table:style-name="ce3" table:formula="of:=[.G5]/[.$G$4]" office:value-type="percentage" office:value="0.909307875894988" calcext:value-type="percentage">
            <text:p>90.9%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BLATION STUDIES I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3" table:formula="of:=[.G8]/[.$G$4]" office:value-type="percentage" office:value="0.178997613365155" calcext:value-type="percentage">
            <text:p>17.9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3" table:formula="of:=[.G9]/[.$G$4]" office:value-type="percentage" office:value="0.178997613365155" calcext:value-type="percentage">
            <text:p>17.9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255" calcext:value-type="percentage">
            <text:p>25.5%</text:p>
          </table:table-cell>
          <table:table-cell table:style-name="ce3" table:formula="of:=[.G10]/[.$G$4]" office:value-type="percentage" office:value="0.304295942720764" calcext:value-type="percentage">
            <text:p>30.4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288" calcext:value-type="percentage">
            <text:p>28.8%</text:p>
          </table:table-cell>
          <table:table-cell table:style-name="ce3" table:formula="of:=[.G11]/[.$G$4]" office:value-type="percentage" office:value="0.343675417661098" calcext:value-type="percentage">
            <text:p>34.4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566" calcext:value-type="percentage">
            <text:p>56.6%</text:p>
          </table:table-cell>
          <table:table-cell table:style-name="ce3" table:formula="of:=[.G12]/[.$G$4]" office:value-type="percentage" office:value="0.675417661097852" calcext:value-type="percentage">
            <text:p>67.5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624" calcext:value-type="percentage">
            <text:p>62.4%</text:p>
          </table:table-cell>
          <table:table-cell table:style-name="ce3" table:formula="of:=[.G13]/[.$G$4]" office:value-type="percentage" office:value="0.744630071599045" calcext:value-type="percentage">
            <text:p>74.5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38" calcext:value-type="percentage">
            <text:p>73.8%</text:p>
          </table:table-cell>
          <table:table-cell table:style-name="ce3" table:formula="of:=[.G14]/[.$G$4]" office:value-type="percentage" office:value="0.880668257756563" calcext:value-type="percentage">
            <text:p>88.1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51" calcext:value-type="percentage">
            <text:p>75.1%</text:p>
          </table:table-cell>
          <table:table-cell table:style-name="ce3" table:formula="of:=[.G15]/[.$G$4]" office:value-type="percentage" office:value="0.89618138424821" calcext:value-type="percentage">
            <text:p>89.6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ABLATION STUDIES E, 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RMALIZATION LAY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atch</text:p>
          </table:table-cell>
          <table:table-cell office:value-type="percentage" office:value="0.84" calcext:value-type="percentage">
            <text:p>84.0%</text:p>
          </table:table-cell>
          <table:table-cell table:style-name="ce4" office:value-type="string" calcext:value-type="string">
            <text:p>-</text:p>
          </table:table-cell>
          <table:table-cell office:value-type="percentage" office:value="0.851" calcext:value-type="percentage">
            <text:p>85.1%</text:p>
          </table:table-cell>
          <table:table-cell office:value-type="string" calcext:value-type="string">
            <text:p>146k</text:p>
          </table:table-cell>
          <table:table-cell table:style-name="ce3" table:formula="of:=([.G24]-[.G4])/[.G4]" office:value-type="percentage" office:value="0.00238663484486874" calcext:value-type="percentage">
            <text:p>0.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roup</text:p>
          </table:table-cell>
          <table:table-cell office:value-type="percentage" office:value="0.843" calcext:value-type="percentage">
            <text:p>84.3%</text:p>
          </table:table-cell>
          <table:table-cell table:style-name="ce4" office:value-type="string" calcext:value-type="string">
            <text:p>-</text:p>
          </table:table-cell>
          <table:table-cell office:value-type="percentage" office:value="0.856" calcext:value-type="percentage">
            <text:p>85.6%</text:p>
          </table:table-cell>
          <table:table-cell office:value-type="string" calcext:value-type="string">
            <text:p>145k</text:p>
          </table:table-cell>
          <table:table-cell table:style-name="ce3" table:formula="of:=([.G25]-[.G4])/[.G4]" office:value-type="percentage" office:value="0.00596658711217184" calcext:value-type="percentage">
            <text:p>0.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69" calcext:value-type="percentage">
            <text:p>76.9%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 table:formula="of:=([.G26]-[.G5])/[.G5]" office:value-type="percentage" office:value="0.00918635170603675" calcext:value-type="percentage">
            <text:p>0.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 office:value-type="percentage" office:value="0.783" calcext:value-type="percentage">
            <text:p>78.3%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 table:formula="of:=([.G27]-[.G5])/[.G5]" office:value-type="percentage" office:value="0.0275590551181101" calcext:value-type="percentage">
            <text:p>2.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47" calcext:value-type="percentage">
            <text:p>74.7%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 table:formula="of:=([.G28]-[.G14])/[.G14]" office:value-type="percentage" office:value="0.0121951219512195" calcext:value-type="percentage">
            <text:p>1.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 office:value-type="percentage" office:value="0.77" calcext:value-type="percentage">
            <text:p>77.0%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 table:formula="of:=([.G29]-[.G14])/[.G14]" office:value-type="percentage" office:value="0.0433604336043361" calcext:value-type="percentage">
            <text:p>4.3%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ADVANCED</text:p>
          </table:table-cell>
          <table:table-cell table:number-columns-repeated="5"/>
          <table:table-cell table:style-name="ce1"/>
          <table:table-cell/>
          <table:table-cell table:style-name="ce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PHA_CLASS</text:p>
          </table:table-cell>
          <table:table-cell office:value-type="string" calcext:value-type="string">
            <text:p>EMD_CLASS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102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72" calcext:value-type="float">
            <text:p>1.72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69" calcext:value-type="float">
            <text:p>1.69</text:p>
          </table:table-cell>
          <table:table-cell table:number-columns-repeated="102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8" calcext:value-type="float">
            <text:p>1.58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7" calcext:value-type="float">
            <text:p>0.70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MD_CLIENT</text:p>
          </table:table-cell>
          <table:table-cell office:value-type="string" calcext:value-type="string">
            <text:p>EMD_CL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00:09:05.635211473</meta:creation-date>
    <dc:date>2022-02-07T16:01:01.660997422</dc:date>
    <meta:editing-duration>PT15H11M24S</meta:editing-duration>
    <meta:editing-cycles>53</meta:editing-cycles>
    <meta:generator>LibreOffice/7.2.5.2$Linux_X86_64 LibreOffice_project/20$Build-2</meta:generator>
    <meta:document-statistic meta:table-count="1" meta:cell-count="252" meta:object-count="0"/>
  </office:meta>
</office:document-meta>
</file>